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41pt"/>
    </style:style>
    <style:style style:name="co2" style:family="table-column">
      <style:table-column-properties fo:break-before="auto" style:column-width="83.2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11pt" fo:break-before="auto" style:use-optimal-row-height="false"/>
    </style:style>
    <style:style style:name="ro3" style:family="table-row">
      <style:table-row-properties style:row-height="16.61pt" fo:break-before="auto" style:use-optimal-row-height="false"/>
    </style:style>
    <style:style style:name="ro4" style:family="table-row">
      <style:table-row-properties style:row-height="97.51pt" fo:break-before="auto" style:use-optimal-row-height="true"/>
    </style:style>
    <style:style style:name="ro5" style:family="table-row">
      <style:table-row-properties style:row-height="17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single 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25"/>
        <table:table-column table:style-name="co6" table:default-cell-style-name="ce25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code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ransorm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threshold_masks</text:p>
          </table:table-cell>
          <table:table-cell office:value-type="string" calcext:value-type="string">
            <text:p>tta_aggregation_method</text:p>
          </table:table-cell>
          <table:table-cell office:value-type="string" calcext:value-type="string">
            <text:p>conv dropout</text:p>
          </table:table-cell>
          <table:table-cell office:value-type="string" calcext:value-type="string">
            <text:p>batch_size_train</text:p>
          </table:table-cell>
          <table:table-cell office:value-type="string" calcext:value-type="string">
            <text:p>epochs_nr</text:p>
          </table:table-cell>
          <table:table-cell/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Lb*1000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Resnet152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  <table:table-cell office:value-type="float" office:value="0.846114672644572" calcext:value-type="float">
            <text:p>0.846114672644572</text:p>
          </table:table-cell>
          <table:table-cell office:value-type="float" office:value="0.81425" calcext:value-type="float">
            <text:p>0.81425</text:p>
          </table:table-cell>
          <table:table-cell/>
          <table:table-cell table:formula="of:=[.M2]-[.N2]" office:value-type="float" office:value="0.031864672644572" calcext:value-type="float">
            <text:p>0.031864672644572</text:p>
          </table:table-cell>
        </table:table-row>
        <table:table-row table:style-name="ro1">
          <table:table-cell office:value-type="string" calcext:value-type="string">
            <text:p>ResNet34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table:style-name="ce26" office:value-type="float" office:value="0.840433159248018" calcext:value-type="float">
            <text:p>0.840433159248018</text:p>
          </table:table-cell>
          <table:table-cell table:style-name="ce26" office:value-type="float" office:value="0.80175" calcext:value-type="float">
            <text:p>0.80175</text:p>
          </table:table-cell>
          <table:table-cell/>
          <table:table-cell table:formula="of:=[.M3]-[.N3]" office:value-type="float" office:value="0.038683159248018" calcext:value-type="float">
            <text:p>0.038683159248018</text:p>
          </table:table-cell>
        </table:table-row>
        <table:table-row table:style-name="ro1">
          <table:table-cell office:value-type="string" calcext:value-type="string">
            <text:p>AlbuNet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0.832320576" calcext:value-type="float">
            <text:p>0.832320576</text:p>
          </table:table-cell>
          <table:table-cell office:value-type="float" office:value="0.802" calcext:value-type="float">
            <text:p>0.802</text:p>
          </table:table-cell>
          <table:table-cell/>
          <table:table-cell table:formula="of:=[.M4]-[.N4]" office:value-type="float" office:value="0.030320576" calcext:value-type="float">
            <text:p>0.030320576</text:p>
          </table:table-cell>
        </table:table-row>
        <table:table-row table:style-name="ro1">
          <table:table-cell office:value-type="string" calcext:value-type="string">
            <text:p>Resnet152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g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854564990813315" calcext:value-type="float">
            <text:p>0.854564990813315</text:p>
          </table:table-cell>
          <table:table-cell office:value-type="float" office:value="0.824625" calcext:value-type="float">
            <text:p>0.824625</text:p>
          </table:table-cell>
          <table:table-cell/>
          <table:table-cell table:formula="of:=[.M5]-[.N5]" office:value-type="float" office:value="0.0299399908133151" calcext:value-type="float">
            <text:p>0.029939990813315</text:p>
          </table:table-cell>
        </table:table-row>
        <table:table-row table:style-name="ro1">
          <table:table-cell office:value-type="string" calcext:value-type="string">
            <text:p>Resnet152 batchnorm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.89" calcext:value-type="float">
            <text:p>3.89</text:p>
          </table:table-cell>
          <table:table-cell table:style-name="ce22" office:value-type="float" office:value="807" calcext:value-type="float">
            <text:p>807</text:p>
          </table:table-cell>
          <table:table-cell office:value-type="float" office:value="0.857236577053867" calcext:value-type="float">
            <text:p>0.857236577053867</text:p>
          </table:table-cell>
          <table:table-cell office:value-type="float" office:value="0.82774999" calcext:value-type="float">
            <text:p>0.82774999</text:p>
          </table:table-cell>
          <table:table-cell/>
          <table:table-cell table:formula="of:=[.M6]-[.N6]" office:value-type="float" office:value="0.029486587053867" calcext:value-type="float">
            <text:p>0.029486587053867</text:p>
          </table:table-cell>
        </table:table-row>
        <table:table-row table:style-name="ro1">
          <table:table-cell office:value-type="string" calcext:value-type="string">
            <text:p>Resnet152 batchnorm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0.836" calcext:value-type="float">
            <text:p>0.836</text:p>
          </table:table-cell>
          <table:table-cell/>
          <table:table-cell table:formula="of:=[.M7]-[.N7]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Resnet152 batchnorm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  <table:table-cell office:value-type="float" office:value="0.858304" calcext:value-type="float">
            <text:p>0.858304</text:p>
          </table:table-cell>
          <table:table-cell office:value-type="float" office:value="0.82975" calcext:value-type="float">
            <text:p>0.82975</text:p>
          </table:table-cell>
          <table:table-cell/>
          <table:table-cell table:formula="of:=[.M8]-[.N8]" office:value-type="float" office:value="0.0285539999999999" calcext:value-type="float">
            <text:p>0.028554</text:p>
          </table:table-cell>
        </table:table-row>
        <table:table-row table:style-name="ro1">
          <table:table-cell office:value-type="string" calcext:value-type="string">
            <text:p>ansemble public kernel</text:p>
          </table:table-cell>
          <table:table-cell table:number-columns-repeated="9"/>
          <table:table-cell office:value-type="float" office:value="4.1" calcext:value-type="float">
            <text:p>4.1</text:p>
          </table:table-cell>
          <table:table-cell office:value-type="float" office:value="796" calcext:value-type="float">
            <text:p>79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anilla unet modified</text:p>
          </table:table-cell>
          <table:table-cell table:number-columns-repeated="9"/>
          <table:table-cell office:value-type="float" office:value="4.2" calcext:value-type="float">
            <text:p>4.2</text:p>
          </table:table-cell>
          <table:table-cell office:value-type="float" office:value="783" calcext:value-type="float">
            <text:p>78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anilla unet</text:p>
          </table:table-cell>
          <table:table-cell table:number-columns-repeated="9"/>
          <table:table-cell office:value-type="float" office:value="4.5" calcext:value-type="float">
            <text:p>4.5</text:p>
          </table:table-cell>
          <table:table-cell office:value-type="float" office:value="741" calcext:value-type="float">
            <text:p>7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807" calcext:value-type="float">
            <text:p>807</text:p>
          </table:table-cell>
          <table:table-cell table:style-name="Default" office:value-type="float" office:value="0.849" calcext:value-type="float">
            <text:p>0.849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[.M12]-[.N12]" office:value-type="float" office:value="0.0259999999999999" calcext:value-type="float">
            <text:p>0.026</text:p>
          </table:table-cell>
        </table:table-row>
        <table:table-row table:style-name="ro1">
          <table:table-cell office:value-type="string" calcext:value-type="string">
            <text:p>Resnet152 without mappoling <text:s/>is_deconv = false + BN + relu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801" calcext:value-type="float">
            <text:p>801</text:p>
          </table:table-cell>
          <table:table-cell office:value-type="float" office:value="0.8514494355" calcext:value-type="float">
            <text:p>0.8514494355</text:p>
          </table:table-cell>
          <table:table-cell office:value-type="float" office:value="0.8242499" calcext:value-type="float">
            <text:p>0.8242499</text:p>
          </table:table-cell>
          <table:table-cell/>
          <table:table-cell table:formula="of:=[.M13]-[.N13]" office:value-type="float" office:value="0.0271995355000001" calcext:value-type="float">
            <text:p>0.0271995355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dice_weight: 3.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table:style-name="ce22" office:value-type="float" office:value="810" calcext:value-type="float">
            <text:p>810</text:p>
          </table:table-cell>
          <table:table-cell office:value-type="float" office:value="0.86297" calcext:value-type="float">
            <text:p>0.86297</text:p>
          </table:table-cell>
          <table:table-cell office:value-type="float" office:value="0.83025" calcext:value-type="float">
            <text:p>0.83025</text:p>
          </table:table-cell>
          <table:table-cell/>
          <table:table-cell table:formula="of:=[.M14]-[.N14]" office:value-type="float" office:value="0.0327200000000001" calcext:value-type="float">
            <text:p>0.03272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dice_weight: 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8/1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5" calcext:value-type="float">
            <text:p>805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345" calcext:value-type="float">
            <text:p>0.8345</text:p>
          </table:table-cell>
          <table:table-cell/>
          <table:table-cell table:formula="of:=[.M15]-[.N15]" office:value-type="float" office:value="0.0297000000000001" calcext:value-type="float">
            <text:p>0.0297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dice_weight: 0 <text:s text:c="2"/>bce_weight: 1.0 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8/10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02" calcext:value-type="float">
            <text:p>802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2325" calcext:value-type="float">
            <text:p>0.82325</text:p>
          </table:table-cell>
          <table:table-cell table:style-name="ce25" office:value-type="float" office:value="0.10949" calcext:value-type="float">
            <text:p>0.10949</text:p>
          </table:table-cell>
          <table:table-cell table:formula="of:=[.M16]-[.N16]" office:value-type="float" office:value="0.03265" calcext:value-type="float">
            <text:p>0.03265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1/100</text:p>
          </table:table-cell>
          <table:table-cell/>
          <table:table-cell office:value-type="float" office:value="4.1" calcext:value-type="float">
            <text:p>4.1</text:p>
          </table:table-cell>
          <table:table-cell table:style-name="ce23" office:value-type="float" office:value="814" calcext:value-type="float">
            <text:p>814</text:p>
          </table:table-cell>
          <table:table-cell office:value-type="float" office:value="0.87017" calcext:value-type="float">
            <text:p>0.87017</text:p>
          </table:table-cell>
          <table:table-cell office:value-type="float" office:value="0.843499" calcext:value-type="float">
            <text:p>0.843499</text:p>
          </table:table-cell>
          <table:table-cell table:style-name="ce25" office:value-type="float" office:value="-0.73458" calcext:value-type="float">
            <text:p>-0.73458</text:p>
          </table:table-cell>
          <table:table-cell table:formula="of:=[.M17]-[.N17]" office:value-type="float" office:value="0.0266710000000001" calcext:value-type="float">
            <text:p>0.026671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/100</text:p>
          </table:table-cell>
          <table:table-cell/>
          <table:table-cell office:value-type="float" office:value="4.2" calcext:value-type="float">
            <text:p>4.2</text:p>
          </table:table-cell>
          <table:table-cell table:style-name="ce24" office:value-type="float" office:value="815" calcext:value-type="float">
            <text:p>81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49" calcext:value-type="float">
            <text:p>0.849</text:p>
          </table:table-cell>
          <table:table-cell table:style-name="ce25" office:value-type="float" office:value="-0.7162" calcext:value-type="float">
            <text:p>-0.7162</text:p>
          </table:table-cell>
          <table:table-cell table:formula="of:=[.M18]-[.N18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Resnet152 with maxpoling <text:s/>is_deconv = false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4/1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08" calcext:value-type="float">
            <text:p>80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362" calcext:value-type="float">
            <text:p>0.8362</text:p>
          </table:table-cell>
          <table:table-cell table:style-name="ce25" office:value-type="float" office:value="-0.751" calcext:value-type="float">
            <text:p>-0.751</text:p>
          </table:table-cell>
          <table:table-cell table:formula="of:=[.M19]-[.N19]" office:value-type="float" office:value="0.0326" calcext:value-type="float">
            <text:p>0.0326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5/1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14" calcext:value-type="float">
            <text:p>814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335" calcext:value-type="float">
            <text:p>0.8335</text:p>
          </table:table-cell>
          <table:table-cell table:style-name="ce25" office:value-type="float" office:value="-0.74879" calcext:value-type="float">
            <text:p>-0.74879</text:p>
          </table:table-cell>
          <table:table-cell table:formula="of:=[.M20]-[.N20]"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Resnet152 without mappoling <text:s/>is_deconv = false BN after relu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6/10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4" calcext:value-type="float">
            <text:p>814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35" calcext:value-type="float">
            <text:p>0.8335</text:p>
          </table:table-cell>
          <table:table-cell table:style-name="ce25" office:value-type="float" office:value="-0.706" calcext:value-type="float">
            <text:p>-0.706</text:p>
          </table:table-cell>
          <table:table-cell table:formula="of:=[.M21]-[.N21]"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7/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14" calcext:value-type="float">
            <text:p>814</text:p>
          </table:table-cell>
          <table:table-cell office:value-type="float" office:value="0.87521" calcext:value-type="float">
            <text:p>0.87521</text:p>
          </table:table-cell>
          <table:table-cell office:value-type="float" office:value="0.84875" calcext:value-type="float">
            <text:p>0.84875</text:p>
          </table:table-cell>
          <table:table-cell table:style-name="ce25" office:value-type="float" office:value="-0.73744" calcext:value-type="float">
            <text:p>-0.73744</text:p>
          </table:table-cell>
          <table:table-cell table:formula="of:=[.M22]-[.N22]" office:value-type="float" office:value="0.0264599999999999" calcext:value-type="float">
            <text:p>0.02646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 office:value-type="string" calcext:value-type="string">
            <text:p>added iaa.CropAndPad(percent=((0.0, 0.0), (0.05, 0.0), (0.0, 0.0), (0.05, 0.0)))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/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5" calcext:value-type="float">
            <text:p>805</text:p>
          </table:table-cell>
          <table:table-cell office:value-type="float" office:value="0.86755" calcext:value-type="float">
            <text:p>0.86755</text:p>
          </table:table-cell>
          <table:table-cell office:value-type="float" office:value="0.8405" calcext:value-type="float">
            <text:p>0.8405</text:p>
          </table:table-cell>
          <table:table-cell table:style-name="ce25" office:value-type="float" office:value="-0.69443" calcext:value-type="float">
            <text:p>-0.69443</text:p>
          </table:table-cell>
          <table:table-cell table:formula="of:=[.M23]-[.N23]" office:value-type="float" office:value="0.02705" calcext:value-type="float">
            <text:p>0.02705</text:p>
          </table:table-cell>
        </table:table-row>
        <table:table-row table:style-name="ro1">
          <table:table-cell office:value-type="string" calcext:value-type="string">
            <text:p>Resnet152 without mappoling <text:s/>is_deconv = false</text:p>
          </table:table-cell>
          <table:table-cell office:value-type="string" calcext:value-type="string">
            <text:p>lovasz_hinge</text:p>
          </table:table-cell>
          <table:table-cell office:value-type="string" calcext:value-type="string">
            <text:p>iaa.CropAndPad(percent=((0.0, 0.10), (0.0, 0.05), (0.0, 0.10), (0.0, 0.05)), pad_mode='symmetric')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4/1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9" calcext:value-type="float">
            <text:p>809</text:p>
          </table:table-cell>
          <table:table-cell office:value-type="float" office:value="0.8650129215566" calcext:value-type="float">
            <text:p>0.8650129215566</text:p>
          </table:table-cell>
          <table:table-cell office:value-type="float" office:value="0.83975" calcext:value-type="float">
            <text:p>0.83975</text:p>
          </table:table-cell>
          <table:table-cell table:style-name="ce25" office:value-type="float" office:value="-0.74463" calcext:value-type="float">
            <text:p>-0.74463</text:p>
          </table:table-cell>
          <table:table-cell table:formula="of:=[.M24]-[.N24]" office:value-type="float" office:value="0.0252629215565999" calcext:value-type="float">
            <text:p>0.0252629215566</text:p>
          </table:table-cell>
        </table:table-row>
      </table:table>
      <table:table table:name="6 folds" table:style-name="ta1">
        <table:table-column table:style-name="co4" table:number-columns-repeated="12" table:default-cell-style-name="Default"/>
        <table:table-column table:style-name="co4" table:number-columns-repeated="2" table:default-cell-style-name="ce25"/>
        <table:table-column table:style-name="co4" table:default-cell-style-name="Default"/>
        <table:table-column table:style-name="co4" table:number-columns-repeated="2" table:default-cell-style-name="ce25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ncode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ransormati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threshold_masks</text:p>
          </table:table-cell>
          <table:table-cell office:value-type="string" calcext:value-type="string">
            <text:p>tta_aggregation_method</text:p>
          </table:table-cell>
          <table:table-cell office:value-type="string" calcext:value-type="string">
            <text:p>conv dropout</text:p>
          </table:table-cell>
          <table:table-cell office:value-type="string" calcext:value-type="string">
            <text:p>batch_size_train</text:p>
          </table:table-cell>
          <table:table-cell office:value-type="string" calcext:value-type="string">
            <text:p>epochs_nr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Lb*1000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IOU std</text:p>
          </table:table-cell>
          <table:table-cell table:style-name="Default" office:value-type="string" calcext:value-type="string">
            <text:p>IOUT st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lovasz_hinge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/1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3" calcext:value-type="float">
            <text:p>823</text:p>
          </table:table-cell>
          <table:table-cell office:value-type="float" office:value="0.848986" calcext:value-type="float">
            <text:p>0.848986</text:p>
          </table:table-cell>
          <table:table-cell table:style-name="ce27" office:value-type="float" office:value="0.8207989" calcext:value-type="float">
            <text:p>0.8207989</text:p>
          </table:table-cell>
          <table:table-cell table:style-name="ce25" office:value-type="float" office:value="-0.63113" calcext:value-type="float">
            <text:p>-0.63113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5967" calcext:value-type="float">
            <text:p>0.0095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lovasz_hinge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9/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5" calcext:value-type="float">
            <text:p>825</text:p>
          </table:table-cell>
          <table:table-cell office:value-type="float" office:value="0.84971722" calcext:value-type="float">
            <text:p>0.84971722</text:p>
          </table:table-cell>
          <table:table-cell table:style-name="ce27" office:value-type="float" office:value="0.8209751" calcext:value-type="float">
            <text:p>0.8209751</text:p>
          </table:table-cell>
          <table:table-cell table:style-name="ce25" office:value-type="float" office:value="-0.6237" calcext:value-type="float">
            <text:p>-0.6237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1097" calcext:value-type="float">
            <text:p>0.01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Added 1500 aux data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9/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7" calcext:value-type="float">
            <text:p>8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6855" calcext:value-type="float">
            <text:p>0.6855</text:p>
          </table:table-cell>
          <table:table-cell office:value-type="string" calcext:value-type="string">
            <text:p>fold seed 123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6" calcext:value-type="float">
            <text:p>0.0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9/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8" calcext:value-type="float">
            <text:p>828</text:p>
          </table:table-cell>
          <table:table-cell office:value-type="float" office:value="0.75571044691" calcext:value-type="float">
            <text:p>0.75571044691</text:p>
          </table:table-cell>
          <table:table-cell office:value-type="float" office:value="0.67447" calcext:value-type="float">
            <text:p>0.67447</text:p>
          </table:table-cell>
          <table:table-cell office:value-type="string" calcext:value-type="string">
            <text:p>fold seed 1234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792" calcext:value-type="float">
            <text:p>0.00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9/150 + 1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8" calcext:value-type="float">
            <text:p>828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691144" calcext:value-type="float">
            <text:p>0.691144</text:p>
          </table:table-cell>
          <table:table-cell office:value-type="string" calcext:value-type="string">
            <text:p>fold seed 1234</text:p>
          </table:table-cell>
          <table:table-cell office:value-type="float" office:value="0.0049356" calcext:value-type="float">
            <text:p>0.0049356</text:p>
          </table:table-cell>
          <table:table-cell office:value-type="float" office:value="0.00722" calcext:value-type="float">
            <text:p>0.00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net152 <text:s/>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9/150 + 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5" calcext:value-type="float">
            <text:p>835</text:p>
          </table:table-cell>
          <table:table-cell table:style-name="Default"/>
          <table:table-cell office:value-type="float" office:value="0.7074" calcext:value-type="float">
            <text:p>0.7074</text:p>
          </table:table-cell>
          <table:table-cell office:value-type="string" calcext:value-type="string">
            <text:p>fold seed 123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snet152 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/150 + 100+ 1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-</text:p>
          </table:table-cell>
          <table:table-cell office:value-type="float" office:value="0.780536" calcext:value-type="float">
            <text:p>0.780536</text:p>
          </table:table-cell>
          <table:table-cell office:value-type="float" office:value="0.70063" calcext:value-type="float">
            <text:p>0.70063</text:p>
          </table:table-cell>
          <table:table-cell office:value-type="string" calcext:value-type="string">
            <text:p>fold seed 1234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421" calcext:value-type="float">
            <text:p>0.00421</text:p>
          </table:table-cell>
          <table:table-cell table:style-name="ce21"/>
          <table:table-cell table:style-name="ce21" office:value-type="string" calcext:value-type="string">
            <text:p>IOUT</text:p>
          </table:table-cell>
          <table:table-cell table:style-name="ce21" table:number-columns-repeated="4"/>
        </table:table-row>
        <table:table-row table:style-name="ro1">
          <table:table-cell office:value-type="string" calcext:value-type="string">
            <text:p>Resnet34 fixed 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/15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684785" calcext:value-type="float">
            <text:p>0.684785</text:p>
          </table:table-cell>
          <table:table-cell office:value-type="string" calcext:value-type="string">
            <text:p>fold seed 1234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0075552" calcext:value-type="float">
            <text:p>0.0075552</text:p>
          </table:table-cell>
          <table:table-cell table:style-name="ce21" office:value-type="string" calcext:value-type="string">
            <text:p>Fold 0</text:p>
          </table:table-cell>
          <table:table-cell table:style-name="ce21" office:value-type="string" calcext:value-type="string">
            <text:p>Fold 1</text:p>
          </table:table-cell>
          <table:table-cell table:style-name="ce21" office:value-type="string" calcext:value-type="string">
            <text:p>Fold 2</text:p>
          </table:table-cell>
          <table:table-cell table:style-name="ce21" office:value-type="string" calcext:value-type="string">
            <text:p>Fold 3</text:p>
          </table:table-cell>
          <table:table-cell table:style-name="ce21" office:value-type="string" calcext:value-type="string">
            <text:p>Fold 4</text:p>
          </table:table-cell>
          <table:table-cell table:style-name="ce21" office:value-type="string" calcext:value-type="string">
            <text:p>Fold 5</text:p>
          </table:table-cell>
        </table:table-row>
        <table:table-row table:style-name="ro1">
          <table:table-cell office:value-type="string" calcext:value-type="string">
            <text:p>Resnet152 fixed without mappoling <text:s/>is_deconv = Tru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/10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7" calcext:value-type="float">
            <text:p>837</text:p>
          </table:table-cell>
          <table:table-cell office:value-type="float" office:value="0.77322" calcext:value-type="float">
            <text:p>0.77322</text:p>
          </table:table-cell>
          <table:table-cell office:value-type="float" office:value="0.699929" calcext:value-type="float">
            <text:p>0.699929</text:p>
          </table:table-cell>
          <table:table-cell office:value-type="string" calcext:value-type="string">
            <text:p>fold seed 1234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71749" calcext:value-type="float">
            <text:p>0.0071749</text:p>
          </table:table-cell>
          <table:table-cell table:style-name="ce25" office:value-type="float" office:value="0.69049" calcext:value-type="float">
            <text:p>0.69049</text:p>
          </table:table-cell>
          <table:table-cell table:style-name="ce25" office:value-type="float" office:value="0.70448" calcext:value-type="float">
            <text:p>0.70448</text:p>
          </table:table-cell>
          <table:table-cell table:style-name="ce25" office:value-type="float" office:value="0.69781" calcext:value-type="float">
            <text:p>0.69781</text:p>
          </table:table-cell>
          <table:table-cell table:style-name="ce25" office:value-type="float" office:value="0.6960655" calcext:value-type="float">
            <text:p>0.6960655</text:p>
          </table:table-cell>
          <table:table-cell table:style-name="ce25" office:value-type="float" office:value="0.69759" calcext:value-type="float">
            <text:p>0.69759</text:p>
          </table:table-cell>
          <table:table-cell table:style-name="ce25" office:value-type="float" office:value="0.713129" calcext:value-type="float">
            <text:p>0.713129</text:p>
          </table:table-cell>
        </table:table-row>
        <table:table-row table:style-name="ro1">
          <table:table-cell office:value-type="string" calcext:value-type="string">
            <text:p>Resnet152 fixed without mappoling <text:s/>is_deconv = False</text:p>
          </table:table-cell>
          <table:table-cell/>
          <table:table-cell office:value-type="string" calcext:value-type="string">
            <text:p>Added 1500 aux data + padding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/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0.77229" calcext:value-type="float">
            <text:p>0.77229</text:p>
          </table:table-cell>
          <table:table-cell office:value-type="float" office:value="0.69017" calcext:value-type="float">
            <text:p>0.69017</text:p>
          </table:table-cell>
          <table:table-cell office:value-type="string" calcext:value-type="string">
            <text:p>fold seed 1234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91" calcext:value-type="float">
            <text:p>0.0091</text:p>
          </table:table-cell>
          <table:table-cell table:style-name="ce25" office:value-type="float" office:value="0.688" calcext:value-type="float">
            <text:p>0.688</text:p>
          </table:table-cell>
          <table:table-cell table:style-name="ce25" office:value-type="float" office:value="0.7052" calcext:value-type="float">
            <text:p>0.7052</text:p>
          </table:table-cell>
          <table:table-cell table:style-name="ce25" office:value-type="float" office:value="0.6824" calcext:value-type="float">
            <text:p>0.6824</text:p>
          </table:table-cell>
          <table:table-cell table:style-name="ce25" office:value-type="float" office:value="0.68087" calcext:value-type="float">
            <text:p>0.68087</text:p>
          </table:table-cell>
          <table:table-cell table:style-name="ce25" office:value-type="float" office:value="0.684792" calcext:value-type="float">
            <text:p>0.684792</text:p>
          </table:table-cell>
          <table:table-cell table:style-name="ce25" office:value-type="float" office:value="0.69967" calcext:value-type="float">
            <text:p>0.69967</text:p>
          </table:table-cell>
        </table:table-row>
        <table:table-row table:style-name="ro1">
          <table:table-cell table:number-columns-repeated="12"/>
          <table:table-cell table:style-name="Default" table:number-columns-repeated="2"/>
          <table:table-cell/>
          <table:table-cell table:style-name="Default" table:number-columns-repeated="2"/>
          <table:table-cell table:style-name="ce25"/>
          <table:table-cell table:number-columns-repeated="5"/>
        </table:table-row>
        <table:table-row table:style-name="ro1">
          <table:table-cell office:value-type="string" calcext:value-type="string">
            <text:p>Resnet152 fixed without drop0 <text:s/>is_deconv = true filter1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/1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27" calcext:value-type="float">
            <text:p>827</text:p>
          </table:table-cell>
          <table:table-cell office:value-type="float" office:value="0.856105" calcext:value-type="float">
            <text:p>0.856105</text:p>
          </table:table-cell>
          <table:table-cell table:style-name="ce27" office:value-type="float" office:value="0.82502" calcext:value-type="float">
            <text:p>0.82502</text:p>
          </table:table-cell>
          <table:table-cell office:value-type="string" calcext:value-type="string">
            <text:p>fold seed 1234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11696" calcext:value-type="float">
            <text:p>0.011696</text:p>
          </table:table-cell>
          <table:table-cell table:style-name="ce28" office:value-type="float" office:value="0.811694" calcext:value-type="float">
            <text:p>0.811694</text:p>
          </table:table-cell>
          <table:table-cell table:style-name="ce28" office:value-type="float" office:value="0.82488" calcext:value-type="float">
            <text:p>0.82488</text:p>
          </table:table-cell>
          <table:table-cell table:style-name="ce28" office:value-type="float" office:value="0.81019" calcext:value-type="float">
            <text:p>0.81019</text:p>
          </table:table-cell>
          <table:table-cell table:style-name="ce28" office:value-type="float" office:value="0.841229" calcext:value-type="float">
            <text:p>0.841229</text:p>
          </table:table-cell>
          <table:table-cell table:style-name="ce28" office:value-type="float" office:value="0.82447" calcext:value-type="float">
            <text:p>0.82447</text:p>
          </table:table-cell>
          <table:table-cell table:style-name="ce28" office:value-type="float" office:value="0.8376876" calcext:value-type="float">
            <text:p>0.8376876</text:p>
          </table:table-cell>
        </table:table-row>
        <table:table-row table:style-name="ro1">
          <table:table-cell office:value-type="string" calcext:value-type="string">
            <text:p>Resnet152 fixed without drop0 <text:s/>is_deconv = true fixed pool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/6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41" calcext:value-type="float">
            <text:p>841</text:p>
          </table:table-cell>
          <table:table-cell office:value-type="float" office:value="0.85609" calcext:value-type="float">
            <text:p>0.85609</text:p>
          </table:table-cell>
          <table:table-cell table:style-name="ce27" office:value-type="float" office:value="0.8279769" calcext:value-type="float">
            <text:p>0.8279769</text:p>
          </table:table-cell>
          <table:table-cell office:value-type="string" calcext:value-type="string">
            <text:p>fold seed 1234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8264" calcext:value-type="float">
            <text:p>0.008264</text:p>
          </table:table-cell>
          <table:table-cell table:style-name="ce28" office:value-type="float" office:value="0.81214" calcext:value-type="float">
            <text:p>0.81214</text:p>
          </table:table-cell>
          <table:table-cell table:style-name="ce28" office:value-type="float" office:value="0.828185" calcext:value-type="float">
            <text:p>0.828185</text:p>
          </table:table-cell>
          <table:table-cell table:style-name="ce28" office:value-type="float" office:value="0.826986" calcext:value-type="float">
            <text:p>0.826986</text:p>
          </table:table-cell>
          <table:table-cell table:style-name="ce28" office:value-type="float" office:value="0.83673" calcext:value-type="float">
            <text:p>0.83673</text:p>
          </table:table-cell>
          <table:table-cell table:style-name="ce28" office:value-type="float" office:value="0.82687" calcext:value-type="float">
            <text:p>0.82687</text:p>
          </table:table-cell>
          <table:table-cell table:style-name="ce28" office:value-type="float" office:value="0.8369369" calcext:value-type="float">
            <text:p>0.8369369</text:p>
          </table:table-cell>
        </table:table-row>
        <table:table-row table:style-name="ro1">
          <table:table-cell office:value-type="string" calcext:value-type="string">
            <text:p>Resnet152 fixed without drop0 <text:s/>is_deconv = true fixed pool filter32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/6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8" calcext:value-type="float">
            <text:p>838</text:p>
          </table:table-cell>
          <table:table-cell office:value-type="float" office:value="0.8577407" calcext:value-type="float">
            <text:p>0.8577407</text:p>
          </table:table-cell>
          <table:table-cell table:style-name="ce27" office:value-type="float" office:value="0.82992632" calcext:value-type="float">
            <text:p>0.82992632</text:p>
          </table:table-cell>
          <table:table-cell office:value-type="string" calcext:value-type="string">
            <text:p>fold seed 1234</text:p>
          </table:table-cell>
          <table:table-cell office:value-type="float" office:value="0.00947944497" calcext:value-type="float">
            <text:p>0.00947944497</text:p>
          </table:table-cell>
          <table:table-cell office:value-type="float" office:value="0.01106401" calcext:value-type="float">
            <text:p>0.01106401</text:p>
          </table:table-cell>
          <table:table-cell table:style-name="ce28" office:value-type="float" office:value="0.813943" calcext:value-type="float">
            <text:p>0.813943</text:p>
          </table:table-cell>
          <table:table-cell table:style-name="ce28" office:value-type="float" office:value="0.8462196" calcext:value-type="float">
            <text:p>0.8462196</text:p>
          </table:table-cell>
          <table:table-cell table:style-name="ce28" office:value-type="float" office:value="0.830434" calcext:value-type="float">
            <text:p>0.830434</text:p>
          </table:table-cell>
          <table:table-cell table:style-name="ce28" office:value-type="float" office:value="0.849175" calcext:value-type="float">
            <text:p>0.849175</text:p>
          </table:table-cell>
          <table:table-cell table:style-name="ce28" office:value-type="float" office:value="0.83018" calcext:value-type="float">
            <text:p>0.83018</text:p>
          </table:table-cell>
          <table:table-cell table:style-name="ce28" office:value-type="float" office:value="0.8349" calcext:value-type="float">
            <text:p>0.8349</text:p>
          </table:table-cell>
        </table:table-row>
        <table:table-row table:style-name="ro1">
          <table:table-cell office:value-type="string" calcext:value-type="string">
            <text:p>resnext50 hyper fixed pool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835" calcext:value-type="float">
            <text:p>835</text:p>
          </table:table-cell>
          <table:table-cell office:value-type="float" office:value="0.8577761" calcext:value-type="float">
            <text:p>0.8577761</text:p>
          </table:table-cell>
          <table:table-cell office:value-type="float" office:value="0.82820102" calcext:value-type="float">
            <text:p>0.82820102</text:p>
          </table:table-cell>
          <table:table-cell office:value-type="string" calcext:value-type="string">
            <text:p>fold seed 1234</text:p>
          </table:table-cell>
          <table:table-cell office:value-type="float" office:value="0.0061314" calcext:value-type="float">
            <text:p>0.0061314</text:p>
          </table:table-cell>
          <table:table-cell office:value-type="float" office:value="0.00788171" calcext:value-type="float">
            <text:p>0.00788171</text:p>
          </table:table-cell>
          <table:table-cell table:style-name="ce28" office:value-type="float" office:value="0.817841" calcext:value-type="float">
            <text:p>0.817841</text:p>
          </table:table-cell>
          <table:table-cell table:style-name="ce28" office:value-type="float" office:value="0.82983" calcext:value-type="float">
            <text:p>0.82983</text:p>
          </table:table-cell>
          <table:table-cell table:style-name="ce28" office:value-type="float" office:value="0.81979" calcext:value-type="float">
            <text:p>0.81979</text:p>
          </table:table-cell>
          <table:table-cell table:style-name="ce25" office:value-type="float" office:value="0.8412" calcext:value-type="float">
            <text:p>0.8412</text:p>
          </table:table-cell>
          <table:table-cell table:style-name="ce25" office:value-type="float" office:value="0.8276276" calcext:value-type="float">
            <text:p>0.8276276</text:p>
          </table:table-cell>
          <table:table-cell table:style-name="ce25" office:value-type="float" office:value="0.832882882" calcext:value-type="float">
            <text:p>0.832882882</text:p>
          </table:table-cell>
        </table:table-row>
        <table:table-row table:style-name="ro1">
          <table:table-cell table:number-columns-repeated="11"/>
          <table:table-cell office:value-type="float" office:value="832" calcext:value-type="float">
            <text:p>83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eresnext hyper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38" calcext:value-type="float">
            <text:p>838</text:p>
          </table:table-cell>
          <table:table-cell table:style-name="Default" table:number-columns-repeated="2"/>
          <table:table-cell office:value-type="string" calcext:value-type="string">
            <text:p>fold seed 777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eresnext50 <text:s/>srce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ience 50 max 2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6" calcext:value-type="float">
            <text:p>846</text:p>
          </table:table-cell>
          <table:table-cell office:value-type="float" office:value="0.861454" calcext:value-type="float">
            <text:p>0.861454</text:p>
          </table:table-cell>
          <table:table-cell office:value-type="float" office:value="0.83184916" calcext:value-type="float">
            <text:p>0.83184916</text:p>
          </table:table-cell>
          <table:table-cell/>
          <table:table-cell office:value-type="float" office:value="0.010197" calcext:value-type="float">
            <text:p>0.010197</text:p>
          </table:table-cell>
          <table:table-cell office:value-type="float" office:value="0.011415313" calcext:value-type="float">
            <text:p>0.011415313</text:p>
          </table:table-cell>
          <table:table-cell table:style-name="ce25" office:value-type="float" office:value="0.8128935532" calcext:value-type="float">
            <text:p>0.8128935532</text:p>
          </table:table-cell>
          <table:table-cell table:style-name="ce25" office:value-type="float" office:value="0.833433" calcext:value-type="float">
            <text:p>0.833433</text:p>
          </table:table-cell>
          <table:table-cell table:style-name="ce25" office:value-type="float" office:value="0.83343328" calcext:value-type="float">
            <text:p>0.83343328</text:p>
          </table:table-cell>
          <table:table-cell table:style-name="ce25" office:value-type="float" office:value="0.850974" calcext:value-type="float">
            <text:p>0.850974</text:p>
          </table:table-cell>
          <table:table-cell table:style-name="ce25" office:value-type="float" office:value="0.83498" calcext:value-type="float">
            <text:p>0.83498</text:p>
          </table:table-cell>
          <table:table-cell table:style-name="ce25" office:value-type="float" office:value="0.82537537537" calcext:value-type="float">
            <text:p>0.82537537537</text:p>
          </table:table-cell>
        </table:table-row>
        <table:table-row table:style-name="ro1">
          <table:table-cell office:value-type="string" calcext:value-type="string">
            <text:p>seresnext50 <text:s/>srce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ience 50 max 2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6" calcext:value-type="float">
            <text:p>846</text:p>
          </table:table-cell>
          <table:table-cell office:value-type="float" office:value="0.86288751" calcext:value-type="float">
            <text:p>0.86288751</text:p>
          </table:table-cell>
          <table:table-cell office:value-type="float" office:value="0.8338249" calcext:value-type="float">
            <text:p>0.8338249</text:p>
          </table:table-cell>
          <table:table-cell/>
          <table:table-cell office:value-type="float" office:value="0.010875287" calcext:value-type="float">
            <text:p>0.010875287</text:p>
          </table:table-cell>
          <table:table-cell office:value-type="float" office:value="0.0124685" calcext:value-type="float">
            <text:p>0.0124685</text:p>
          </table:table-cell>
          <table:table-cell table:style-name="ce25" office:value-type="float" office:value="0.8137931" calcext:value-type="float">
            <text:p>0.8137931</text:p>
          </table:table-cell>
          <table:table-cell table:style-name="ce25" office:value-type="float" office:value="0.8347826" calcext:value-type="float">
            <text:p>0.8347826</text:p>
          </table:table-cell>
          <table:table-cell table:style-name="ce25" office:value-type="float" office:value="0.832683" calcext:value-type="float">
            <text:p>0.832683</text:p>
          </table:table-cell>
          <table:table-cell table:style-name="ce25" office:value-type="float" office:value="0.8541229" calcext:value-type="float">
            <text:p>0.8541229</text:p>
          </table:table-cell>
          <table:table-cell table:style-name="ce25" office:value-type="float" office:value="0.8414414414" calcext:value-type="float">
            <text:p>0.8414414414</text:p>
          </table:table-cell>
          <table:table-cell table:style-name="ce25" office:value-type="float" office:value="0.8261261261" calcext:value-type="float">
            <text:p>0.8261261261</text:p>
          </table:table-cell>
        </table:table-row>
        <table:table-row table:style-name="ro1">
          <table:table-cell office:value-type="string" calcext:value-type="string">
            <text:p>seresnext50 <text:s/>srce HYPER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ience 50 max 20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844" calcext:value-type="float">
            <text:p>844</text:p>
          </table:table-cell>
          <table:table-cell table:style-name="Default"/>
          <table:table-cell office:value-type="float" office:value="0.83062335" calcext:value-type="float">
            <text:p>0.83062335</text:p>
          </table:table-cell>
          <table:table-cell/>
          <table:table-cell table:style-name="Default"/>
          <table:table-cell office:value-type="float" office:value="0.00766" calcext:value-type="float">
            <text:p>0.00766</text:p>
          </table:table-cell>
          <table:table-cell table:style-name="ce25" office:value-type="float" office:value="0.823688" calcext:value-type="float">
            <text:p>0.823688</text:p>
          </table:table-cell>
          <table:table-cell table:style-name="ce25" office:value-type="float" office:value="0.83433283" calcext:value-type="float">
            <text:p>0.83433283</text:p>
          </table:table-cell>
          <table:table-cell table:style-name="ce25" office:value-type="float" office:value="0.825037481" calcext:value-type="float">
            <text:p>0.825037481</text:p>
          </table:table-cell>
          <table:table-cell table:style-name="ce25" office:value-type="float" office:value="0.846026" calcext:value-type="float">
            <text:p>0.846026</text:p>
          </table:table-cell>
          <table:table-cell table:style-name="ce25" office:value-type="float" office:value="0.8276" calcext:value-type="float">
            <text:p>0.8276</text:p>
          </table:table-cell>
          <table:table-cell table:style-name="ce25" office:value-type="float" office:value="0.82702702" calcext:value-type="float">
            <text:p>0.82702702</text:p>
          </table:table-cell>
        </table:table-row>
        <table:table-row table:style-name="ro1">
          <table:table-cell office:value-type="string" calcext:value-type="string">
            <text:p>seresnext50 <text:s/>srce stride=1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ience 50 max 200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0.86482" calcext:value-type="float">
            <text:p>0.86482</text:p>
          </table:table-cell>
          <table:table-cell office:value-type="float" office:value="0.8373762" calcext:value-type="float">
            <text:p>0.8373762</text:p>
          </table:table-cell>
          <table:table-cell/>
          <table:table-cell office:value-type="float" office:value="0.0054653" calcext:value-type="float">
            <text:p>0.0054653</text:p>
          </table:table-cell>
          <table:table-cell office:value-type="float" office:value="0.0092154" calcext:value-type="float">
            <text:p>0.0092154</text:p>
          </table:table-cell>
          <table:table-cell table:style-name="ce25" office:value-type="float" office:value="0.8176" calcext:value-type="float">
            <text:p>0.8176</text:p>
          </table:table-cell>
          <table:table-cell table:style-name="ce25" office:value-type="float" office:value="0.8388305" calcext:value-type="float">
            <text:p>0.8388305</text:p>
          </table:table-cell>
          <table:table-cell table:style-name="ce25" office:value-type="float" office:value="0.841529" calcext:value-type="float">
            <text:p>0.841529</text:p>
          </table:table-cell>
          <table:table-cell table:style-name="ce25" office:value-type="float" office:value="0.84662" calcext:value-type="float">
            <text:p>0.84662</text:p>
          </table:table-cell>
          <table:table-cell table:style-name="ce25" office:value-type="float" office:value="0.8381381" calcext:value-type="float">
            <text:p>0.8381381</text:p>
          </table:table-cell>
          <table:table-cell table:style-name="ce25" office:value-type="float" office:value="0.84144144" calcext:value-type="float">
            <text:p>0.84144144</text:p>
          </table:table-cell>
        </table:table-row>
        <table:table-row table:style-name="ro1">
          <table:table-cell table:number-columns-repeated="12"/>
          <table:table-cell table:style-name="Default"/>
          <table:table-cell office:value-type="float" office:value="0.837301" calcext:value-type="float">
            <text:p>0.837301</text:p>
          </table:table-cell>
          <table:table-cell/>
          <table:table-cell table:style-name="Default" table:number-columns-repeated="2"/>
          <table:table-cell table:number-columns-repeated="6"/>
        </table:table-row>
        <calcext:conditional-formats>
          <calcext:conditional-format calcext:target-range-address="'6 folds'.R13:'6 folds'.W15 '6 folds'.R16:'6 folds'.T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6 folds'.N2:'6 folds'.N3 '6 folds'.N13:'6 folds'.N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blending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core lb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office:value-type="float" office:value="25" calcext:value-type="float">
            <text:p>25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style-name="ce29"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table:style-name="ce29"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0.45" calcext:value-type="float">
            <text:p>0.45</text:p>
          </table:table-cell>
          <table:table-cell table:style-name="ce29" office:value-type="float" office:value="4.1" calcext:value-type="float">
            <text:p>4.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style-name="ce29"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table:style-name="ce29"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45" calcext:value-type="float">
            <text:p>0.45</text:p>
          </table:table-cell>
          <table:table-cell table:style-name="ce29" office:value-type="float" office:value="4.1" calcext:value-type="float">
            <text:p>4.1</text:p>
          </table:table-cell>
          <table:table-cell table:style-name="ce30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_top0 = joblib.load('./oof test/out_of_fold_test_predictions lb837 152 fixed v2 pool.pkl')</text:p>
          </table:table-cell>
          <table:table-cell office:value-type="string" calcext:value-type="string">
            <text:p>oof_train['images'] = 0.3*(oof_train_top1['images']*0.4+oof_train_top2['images']*0.6) + 0.2*(oof_train['images']*0.25 + 0.20*oof_train2['images']+ 0.15*oof_train3['images']+ 0.25*oof_train4['images']+oof_train5['images']*0.15)+ 0.60*oof_oof_train_top0['images']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4.1" calcext:value-type="float">
            <text:p>4.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#oof_train6 = joblib.load('./oof test/out_of_fold_test_predictions 825 isnt deconv.pkl') oof_train_top0 = joblib.load('./oof test/out_of_fold_test_predictions lb837 152 fixed v2 pool.pkl')</text:p>
          </table:table-cell>
          <table:table-cell office:value-type="string" calcext:value-type="string">
            <text:p>oof_train['images'] = 0.25*(oof_train_top1['images']*0.4+oof_train_top2['images']*0.6) + 0.15*(oof_train['images']*0.25 + 0.20*oof_train2['images']+ 0.15*oof_train3['images']+ 0.25*oof_train4['images']+oof_train5['images']*0.15)+ 0.60*oof_train_top0['images']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#oof_train6 = joblib.load('./oof test/out_of_fold_test_predictions 825 isnt deconv.pkl') oof_train_top0 = joblib.load('./oof test/out_of_fold_test_predictions lb837 152 fixed v2 pool.pkl')</text:p>
          </table:table-cell>
          <table:table-cell office:value-type="string" calcext:value-type="string">
            <text:p>oof_train['images'] = 0.25*(oof_train_top1['images']*0.4+oof_train_top2['images']*0.6) + 0.15*(oof_train['images']*0.25 + 0.20*oof_train2['images']+ 0.15*oof_train3['images']+ 0.25*oof_train4['images']+oof_train5['images']*0.15)+ 0.60*oof_train_top0['images']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_top1 <text:s/>= joblib.load('./oof test/out_of_fold_test_predictions fixed pool +15.pkl') oof_train_top2 <text:s/>= joblib.load('./oof test/out_of_fold_test_predictions 835 fixed pool.pkl') oof_train5 = joblib.load('./oof test/out_of_fold_test_predictions resnet34 lb824.pkl') <text:s/>oof_train6 = joblib.load('./oof test/out_of_fold_test_predictions 825 isnt deconv.pkl') oof_train_top0 = joblib.load('./oof test/out_of_fold_test_predictions lb837 152 fixed v2 pool.pkl')</text:p>
          </table:table-cell>
          <table:table-cell office:value-type="string" calcext:value-type="string">
            <text:p>oof_train['images'] <text:s/>= 0.3*oof_train_top1['images'] + 0.2*oof_train['images'] + 0.5*oof_train_top0['images']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oof_train <text:s/>= joblib.load('./oof test/out_of_fold_test_predictions 828.pkl') oof_train2 = joblib.load('./oof test/out_of_fold_test_predictions 827.pkl') oof_train3 = joblib.load('./oof test/out_of_fold_test_predictions 825.pkl') oof_train4 = joblib.load('./oof test/out_of_fold_test_predictions 828 + 15epoch resnet.pkl') oof_train5 = joblib.load('./oof test/out_of_fold_test_predictions resnet34 lb824.pkl') <text:s/>oof_train6 = joblib.load('./oof test/out_of_fold_test_predictions 825 isnt deconv.pkl') <text:s/>oof_train['images'] = (oof_train['images']*0.25 + 0.20*oof_train2['images']+ 0.15*oof_train3['images']+ 0.20*oof_train4['images']+oof_train5['images']*0.10 + oof_train6['images']*0.1) del oof_train2,oof_train3, oof_train4, oof_train5, oof_train6 gc.collect() oof_train_wo_aux = joblib.load('./oof test/out_of_fold_test_predictions drop0 lb827.pkl') oof_train_top1 <text:s/>= joblib.load('./oof test/out_of_fold_test_predictions fixed pool +15.pkl') oof_train_top2 <text:s/>= joblib.load('./oof test/out_of_fold_test_predictions 835 fixed pool.pkl') oof_train_top1['images'] <text:s/>= (oof_train_top1['images']*0.4+oof_train_top2['images']*0.6) <text:s/>del oof_train_top2 gc.collect() oof_train_top0 = joblib.load('./oof test/out_of_fold_test_predictions lb837 152 fixed v2 pool.pkl') oof_train_841_16f = joblib.load('./oof test/out_of_fold_test_predictions 16filter fixed poolv2 lb841.pkl') oof_train_top0['images'] = oof_train_top0['images']*0.35 + oof_train_841_16f['images']*0.65 <text:s/>del oof_train_841_16f gc.collect()</text:p>
          </table:table-cell>
          <table:table-cell office:value-type="string" calcext:value-type="string">
            <text:p>oof_train['images'] <text:s/>= 0.18*oof_train_top1['images'] + 0.08*oof_train['images'] + 0.69*oof_train_top0['images'] + 0.05*oof_train_wo_aux['images']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845" calcext:value-type="float">
            <text:p>845</text:p>
          </table:table-cell>
        </table:table-row>
        <table:table-row table:style-name="ro3">
          <table:table-cell office:value-type="string" calcext:value-type="string">
            <text:p>oof_train  = joblib.load('./oof test/out_of_fold_test_predictions 828.pkl') oof_train_top1  = joblib.load('./oof test/out_of_fold_test_predictions fixed pool +15.pkl') oof_train_top2  = joblib.load('./oof test/out_of_fold_test_predictions 835 fixed pool.pkl') oof_train_wo_aux = joblib.load('./oof test/out_of_fold_test_predictions drop0 lb827.pkl') oof_train_top1['images']  = (oof_train_top1['images']*0.4+oof_train_top2['images']*0.58 + 0.02*oof_train_wo_aux['images'])  del oof_train_top2 gc.collect() oof_train_top0 = joblib.load('./oof test/out_of_fold_test_predictions lb837 152 fixed v2 pool.pkl') oof_train_841_16f = joblib.load('./oof test/out_of_fold_test_predictions 16filter fixed poolv2 lb841.pkl') oof_train_838_32f = joblib.load('./oof test/out_of_fold_test_predictions 32filter fixed poolv2 lb838.pkl')  resnext_835 = joblib.load('./oof test/oof_test_predictions resnext50 hyper lb835.pkl') resnext_832 = joblib.load('./oof test/oof_test_predictions resnext50 lb832.pkl')  oof_train_top0['images'] = oof_train_top0['images']*0.13 + oof_train_841_16f['images']*0.65 + 0.17*oof_train_838_32f['images']+0.04*resnext_835['images']+0.01*resnext_832['images']  del oof_train_841_16f, oof_train_838_32f, resnext_835, resnext_832 gc.collect()  </text:p>
            <text:p>oof_train2 = joblib.load('./oof test/out_of_fold_test_predictions 827.pkl')</text:p>
            <text:p>oof_train3 = joblib.load('./oof test/out_of_fold_test_predictions 825.pkl')</text:p>
            <text:p>oof_train4 = joblib.load('./oof test/out_of_fold_test_predictions 828 + 15epoch resnet.pkl')</text:p>
            <text:p>oof_train5 = joblib.load('./oof test/out_of_fold_test_predictions resnet34 lb824.pkl') </text:p>
            <text:p>oof_train6 = joblib.load('./oof test/out_of_fold_test_predictions 825 isnt deconv.pkl')</text:p>
            <text:p/>
            <text:p>oof_train['images'] = (oof_train['images']*0.25 + 0.20*oof_train2['images']+ 0.15*oof_train3['images']+ 0.20*oof_train4['images']+oof_train5['images']*0.10 + oof_train6['images']*0.1)</text:p>
            <text:p>del oof_train2,oof_train3, oof_train4, oof_train5, oof_train6</text:p>
            <text:p>gc.collect() oof_train_wo_aux = joblib.load('./oof test/out_of_fold_test_predictions drop0 lb827.pkl') oof_train_top1  = joblib.load('./oof test/out_of_fold_test_predictions fixed pool +15.pkl') oof_train_top2  = joblib.load('./oof test/out_of_fold_test_predictions 835 fixed pool.pkl') oof_train_top1['images']  = (oof_train_top1['images']*0.4+oof_train_top2['images']*0.6)  del oof_train_top2 gc.collect() oof_train_top0 = joblib.load('./oof test/out_of_fold_test_predictions lb837 152 fixed v2 pool.pkl') oof_train_841_16f = joblib.load('./oof test/out_of_fold_test_predictions 16filter fixed poolv2 lb841.pkl') oof_train_top0['images'] = oof_train_top0['images']*0.35 + oof_train_841_16f['images']*0.65  del oof_train_841_16f gc.collect(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845" calcext:value-type="float">
            <text:p>845</text:p>
          </table:table-cell>
        </table:table-row>
        <table:table-row table:style-name="ro4">
          <table:table-cell office:value-type="string" calcext:value-type="string">
            <text:p>oof_train  = joblib.load('./oof test/out_of_fold_test_predictions 828.pkl') oof_train_top1  = joblib.load('./oof test/out_of_fold_test_predictions fixed pool +15.pkl') oof_train_top2  = joblib.load('./oof test/out_of_fold_test_predictions 835 fixed pool.pkl') oof_train_wo_aux = joblib.load('./oof test/out_of_fold_test_predictions drop0 lb827.pkl') oof_train_top1['images']  = (oof_train_top1['images']*0.4+oof_train_top2['images']*0.58 + 0.02*oof_train_wo_aux['images'])  del oof_train_top2 gc.collect() oof_train_top0 = joblib.load('./oof test/out_of_fold_test_predictions lb837 152 fixed v2 pool.pkl') oof_train_841_16f = joblib.load('./oof test/out_of_fold_test_predictions 16filter fixed poolv2 lb841.pkl') oof_train_838_32f = joblib.load('./oof test/out_of_fold_test_predictions 32filter fixed poolv2 lb838.pkl')  resnext_835 = joblib.load('./oof test/oof_test_predictions resnext50 hyper lb835.pkl') resnext_832 = joblib.load('./oof test/oof_test_predictions resnext50 lb832.pkl') resnext_838 = joblib.load('./oof test/oof_test_predictions lb838 hyper.pkl') oof_train_top0['images'] = 0.13*resnext_838['images']+ oof_train_top0['images']*0.10 + oof_train_841_16f['images']*0.60 + 0.17*oof_train_838_32f['images']+0.03*resnext_835['images']+0.01*resnext_832['images']  del oof_train_841_16f, oof_train_838_32f, resnext_835, resnext_832 gc.collect()  </text:p>
            <text:p>oof_train2 = joblib.load('./oof test/out_of_fold_test_predictions 827.pkl')</text:p>
            <text:p>oof_train3 = joblib.load('./oof test/out_of_fold_test_predictions 825.pkl')</text:p>
            <text:p>oof_train4 = joblib.load('./oof test/out_of_fold_test_predictions 828 + 15epoch resnet.pkl')</text:p>
            <text:p>oof_train5 = joblib.load('./oof test/out_of_fold_test_predictions resnet34 lb824.pkl') </text:p>
            <text:p>oof_train6 = joblib.load('./oof test/out_of_fold_test_predictions 825 isnt deconv.pkl')</text:p>
            <text:p/>
            <text:p>oof_train['images'] = (oof_train['images']*0.25 + 0.20*oof_train2['images']+ 0.15*oof_train3['images']+ 0.20*oof_train4['images']+oof_train5['images']*0.10 + oof_train6['images']*0.1)</text:p>
            <text:p>del oof_train2,oof_train3, oof_train4, oof_train5, oof_train6</text:p>
            <text:p>gc.collect(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</table:table-row>
        <table:table-row table:style-name="ro5">
          <table:table-cell table:style-name="ce29" office:value-type="string" calcext:value-type="string">
            <text:p>oof_train_top1  = joblib.load('./oof test/out_of_fold_test_predictions fixed pool +15.pkl')</text:p>
            <text:p>oof_train_top2  = joblib.load('./oof test/out_of_fold_test_predictions 835 fixed pool.pkl')</text:p>
            <text:p>oof_train_wo_aux = joblib.load('./oof test/out_of_fold_test_predictions drop0 lb827.pkl')</text:p>
            <text:p>oof_train_top1['images']  = (oof_train_top1['images']*0.4+oof_train_top2['images']*0.58 + 0.02*oof_train_wo_aux['images'])</text:p>
            <text:p/>
            <text:p>del oof_train_top2</text:p>
            <text:p>gc.collect() oof_train_top0 = joblib.load('./oof test/out_of_fold_test_predictions lb837 152 fixed v2 pool.pkl')</text:p>
            <text:p>oof_train_841_16f = joblib.load('./oof test/out_of_fold_test_predictions 16filter fixed poolv2 lb841.pkl')</text:p>
            <text:p>oof_train_838_32f = joblib.load('./oof test/out_of_fold_test_predictions 32filter fixed poolv2 lb838.pkl')</text:p>
            <text:p/>
            <text:p>resnext_835 = joblib.load('./oof test/oof_test_predictions resnext50 hyper lb835.pkl')</text:p>
            <text:p>resnext_838 = joblib.load('./oof test/oof_test_predictions lb838 hyper.pkl')</text:p>
            <text:p>resnext_846 = joblib.load('./oof test/oof_test_predictions lb846 scse.pkl')</text:p>
            <text:p>oof_train_top0['images'] = 0.7*resnext_846['images'] + 0.3*(0.25*resnext_838['images']+ oof_train_top0['images']*0.06 + oof_train_841_16f['images']*0.60 + 0.08*oof_train_838_32f['images']+0.01*resnext_835['images'])</text:p>
            <text:p/>
            <text:p>del oof_train_841_16f, oof_train_838_32f, resnext_835, resnext_838, resnext_846</text:p>
            <text:p>gc.collect()</text:p>
            <text:p> oof_train['images']  = 0.13*oof_train_top1['images']  + 0.87*oof_train_top0['images']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45" calcext:value-type="float">
            <text:p>0.45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852" calcext:value-type="float">
            <text:p>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20:15:12.842477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02:05.059376713</meta:creation-date>
    <dc:date>2018-10-19T23:43:30.652051488</dc:date>
    <meta:editing-duration>P2DT6H23M33S</meta:editing-duration>
    <meta:editing-cycles>60</meta:editing-cycles>
    <meta:generator>LibreOffice/6.0.3.2$Linux_X86_64 LibreOffice_project/00m0$Build-2</meta:generator>
    <meta:document-statistic meta:table-count="3" meta:cell-count="696" meta:object-count="0"/>
  </office:meta>
</office:document-meta>
</file>